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notGetJdbcConnectionException.CannotGetJdbcConnectionException( String msg ,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notGetJdbcConnectionException.CannotGetJdbcConnectionException( String msg , @ Nullable SQL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notGetJdbcConnectionException.CannotGetJdbcConnec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